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system-ui, 'Apple Color Emoji', 'Segoe UI Emoji', 'Segoe UI Web', sans-serif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09cm" fo:margin-left="0.355cm" table:align="left"/>
    </style:style>
    <style:style style:name="表格1.A" style:family="table-column">
      <style:table-column-properties style:column-width="0.953cm"/>
    </style:style>
    <style:style style:name="表格1.B" style:family="table-column">
      <style:table-column-properties style:column-width="4.131cm"/>
    </style:style>
    <style:style style:name="表格1.C" style:family="table-column">
      <style:table-column-properties style:column-width="7.34cm"/>
    </style:style>
    <style:style style:name="表格1.D" style:family="table-column">
      <style:table-column-properties style:column-width="1.286cm"/>
    </style:style>
    <style:style style:name="表格1.E" style:family="table-column">
      <style:table-column-properties style:column-width="1.48cm"/>
    </style:style>
    <style:style style:name="表格1.F" style:family="table-column">
      <style:table-column-properties style:column-width="1.82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D1" style:family="table-cell">
      <style:table-cell-properties fo:padding="0cm" fo:border-left="0.5pt solid #000000" fo:border-right="0.75pt solid #000000" fo:border-top="1pt solid #000000" fo:border-bottom="0.75pt solid #000000" style:writing-mode="lr-tb"/>
    </style:style>
    <style:style style:name="表格1.E1" style:family="table-cell">
      <style:table-cell-properties style:vertical-align="middle" fo:padding="0cm" fo:border-left="0.7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C3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C4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C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0.799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111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6" style:family="table-row">
      <style:table-row-properties style:min-row-height="7.28cm" style:use-optimal-row-height="false"/>
    </style:style>
    <style:style style:name="表格1.A16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F1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46cm" fo:margin-right="0cm" fo:margin-top="0.303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top="0.002cm" fo:margin-bottom="0cm" style:contextual-spacing="false" style:punctuation-wrap="simple"/>
      <style:text-properties fo:font-size="12.5pt" fo:font-weight="bold" style:font-size-asian="12.5pt" style:font-weight-asian="bold" style:font-size-complex="12.5pt" style:font-weight-complex="bold"/>
    </style:style>
    <style:style style:name="P5" style:family="paragraph" style:parent-style-name="本文">
      <style:paragraph-properties fo:margin-left="11.218cm" fo:margin-right="0cm" fo:margin-top="0cm" fo:margin-bottom="0.044cm" style:contextual-spacing="false" fo:text-indent="0cm" style:auto-text-indent="false" style:punctuation-wrap="simple">
        <style:tab-stops>
          <style:tab-stop style:position="2.963cm"/>
          <style:tab-stop style:position="4.233cm"/>
          <style:tab-stop style:position="5.503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31cm"/>
          <style:tab-stop style:position="2.462cm"/>
          <style:tab-stop style:position="3.69cm"/>
        </style:tab-stops>
      </style:paragraph-properties>
    </style:style>
    <style:style style:name="P8" style:family="paragraph" style:parent-style-name="Table_20_Paragraph">
      <style:paragraph-properties fo:margin-left="0.053cm" fo:margin-right="-0.102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9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10" style:family="paragraph" style:parent-style-name="Table_20_Paragraph">
      <style:paragraph-properties fo:margin-left="0.046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0.923cm"/>
          <style:tab-stop style:position="1.845cm"/>
          <style:tab-stop style:position="2.768cm"/>
          <style:tab-stop style:position="3.692cm"/>
        </style:tab-stops>
      </style:paragraph-properties>
    </style:style>
    <style:style style:name="P11" style:family="paragraph" style:parent-style-name="Table_20_Paragraph">
      <style:paragraph-properties fo:margin-left="0.053cm" fo:margin-right="-0.026cm" fo:margin-top="0.139cm" fo:margin-bottom="0cm" style:contextual-spacing="false" fo:text-align="center" style:justify-single-word="false" fo:text-indent="0cm" style:auto-text-indent="false" style:punctuation-wrap="simple">
        <style:tab-stops>
          <style:tab-stop style:position="3.683cm"/>
        </style:tab-stops>
      </style:paragraph-properties>
    </style:style>
    <style:style style:name="P12" style:family="paragraph" style:parent-style-name="Table_20_Paragraph">
      <style:paragraph-properties fo:margin-left="8.375cm" fo:margin-right="0cm" fo:text-align="center" style:justify-single-word="false" fo:text-indent="0cm" style:auto-text-indent="false" style:punctuation-wrap="simple">
        <style:tab-stops>
          <style:tab-stop style:position="5.179cm"/>
        </style:tab-stops>
      </style:paragraph-properties>
    </style:style>
    <style:style style:name="P13" style:family="paragraph" style:parent-style-name="Table_20_Paragraph">
      <style:paragraph-properties fo:margin-left="8.38cm" fo:margin-right="0cm" fo:margin-top="0.002cm" fo:margin-bottom="0cm" style:contextual-spacing="false" fo:text-align="center" style:justify-single-word="false" fo:text-indent="0cm" style:auto-text-indent="false" style:punctuation-wrap="simple">
        <style:tab-stops>
          <style:tab-stop style:position="5.606cm"/>
        </style:tab-stops>
      </style:paragraph-properties>
    </style:style>
    <style:style style:name="P14" style:family="paragraph" style:parent-style-name="Table_20_Paragraph">
      <style:paragraph-properties fo:text-align="justify" style:justify-single-word="false" style:punctuation-wrap="simple"/>
    </style:style>
    <style:style style:name="P15" style:family="paragraph" style:parent-style-name="Table_20_Paragraph">
      <style:paragraph-properties fo:margin-top="0.139cm" fo:margin-bottom="0cm" style:contextual-spacing="false" fo:text-align="justify" style:justify-single-word="false" style:punctuation-wrap="simple"/>
    </style:style>
    <style:style style:name="P16" style:family="paragraph" style:parent-style-name="Table_20_Paragraph">
      <style:paragraph-properties fo:margin-left="0.053cm" fo:margin-right="-0.026cm" fo:line-height="0.437cm" fo:text-indent="0cm" style:auto-text-indent="false" style:punctuation-wrap="simple">
        <style:tab-stops>
          <style:tab-stop style:position="1.228cm"/>
          <style:tab-stop style:position="2.455cm"/>
          <style:tab-stop style:position="3.683cm"/>
        </style:tab-stops>
      </style:paragraph-properties>
    </style:style>
    <style:style style:name="P17" style:family="paragraph" style:parent-style-name="Table_20_Paragraph">
      <style:paragraph-properties fo:margin-left="3.724cm" fo:margin-right="0cm" fo:line-height="0.492cm" fo:text-indent="0cm" style:auto-text-indent="false" style:punctuation-wrap="simple">
        <style:tab-stops>
          <style:tab-stop style:position="4.974cm"/>
          <style:tab-stop style:position="6.532cm"/>
          <style:tab-stop style:position="8.243cm"/>
        </style:tab-stops>
      </style:paragraph-properties>
    </style:style>
    <style:style style:name="P18" style:family="paragraph" style:parent-style-name="Text_20_body">
      <style:paragraph-properties>
        <style:tab-stops>
          <style:tab-stop style:position="18.023cm"/>
        </style:tab-stops>
      </style:paragraph-properties>
    </style:style>
    <style:style style:name="P19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20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21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.295cm" fo:margin-right="0.233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top="0.136cm" fo:margin-bottom="0cm" style:contextual-spacing="false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.083cm" fo:margin-right="0.055cm" fo:margin-top="0.062cm" fo:margin-bottom="0cm" style:contextual-spacing="false" fo:line-height="92%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.693cm" fo:margin-right="0cm" fo:line-height="0.492cm" fo:text-indent="0cm" style:auto-text-indent="false" style:punctuation-wrap="simple">
        <style:tab-stops>
          <style:tab-stop style:position="1.256cm"/>
          <style:tab-stop style:position="2.667cm"/>
          <style:tab-stop style:position="4.071cm"/>
          <style:tab-stop style:position="7.911cm"/>
          <style:tab-stop style:position="11.591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.178cm" fo:margin-right="0cm" fo:line-height="0.49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30" style:family="paragraph" style:parent-style-name="Table_20_Paragraph">
      <style:paragraph-properties fo:margin-left="0.314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name-complex="Times New Roman" style:font-size-complex="11pt"/>
    </style:style>
    <style:style style:name="P31" style:family="paragraph" style:parent-style-name="Table_20_Paragraph">
      <style:paragraph-properties fo:margin-left="0.125cm" fo:margin-right="0.097cm" fo:margin-top="0.002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58cm" style:font-name-asian="標楷體" style:font-size-asian="11pt" style:font-size-complex="11pt"/>
    </style:style>
    <style:style style:name="P32" style:family="paragraph" style:parent-style-name="Table_20_Paragraph">
      <style:paragraph-properties fo:margin-left="0.125cm" fo:margin-right="0.097cm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58cm" style:font-name-asian="標楷體" style:font-size-asian="11pt" style:font-size-complex="11pt"/>
    </style:style>
    <style:style style:name="P33" style:family="paragraph" style:parent-style-name="Table_20_Paragraph">
      <style:paragraph-properties fo:margin-left="0.078cm" fo:margin-right="0.005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4cm" style:font-name-asian="標楷體" style:font-size-asian="11pt" style:font-size-complex="11pt"/>
    </style:style>
    <style:style style:name="P34" style:family="paragraph" style:parent-style-name="Table_20_Paragraph">
      <style:paragraph-properties fo:margin-left="0.078cm" fo:margin-right="0.005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4cm" style:font-name-asian="標楷體" style:font-size-asian="11pt" style:font-size-complex="11pt"/>
    </style:style>
    <style:style style:name="P35" style:family="paragraph" style:parent-style-name="Table_20_Paragraph">
      <style:paragraph-properties fo:margin-left="0.143cm" fo:margin-right="0.064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-0.005cm" style:font-name-asian="標楷體" style:font-size-asian="11pt" style:font-size-complex="11pt"/>
    </style:style>
    <style:style style:name="P36" style:family="paragraph" style:parent-style-name="Table_20_Paragraph">
      <style:paragraph-properties fo:margin-left="0.053cm" fo:margin-right="-0.051cm" fo:line-height="0.377cm" fo:text-indent="0cm" style:auto-text-indent="false" style:punctuation-wrap="simple">
        <style:tab-stops/>
      </style:paragraph-properties>
      <style:text-properties style:font-name="標楷體" fo:font-size="11pt" fo:letter-spacing="0.03cm" style:font-name-asian="標楷體" style:font-size-asian="11pt" style:font-size-complex="11pt"/>
    </style:style>
    <style:style style:name="P37" style:family="paragraph" style:parent-style-name="Table_20_Paragraph">
      <style:paragraph-properties fo:margin-left="0.053cm" fo:margin-right="-0.051cm" fo:margin-top="0.13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fo:letter-spacing="0.03cm" style:font-name-asian="標楷體" style:font-size-asian="11pt" style:font-size-complex="11pt"/>
    </style:style>
    <style:style style:name="P38" style:family="paragraph" style:parent-style-name="Table_20_Paragraph">
      <style:paragraph-properties fo:margin-top="0.021cm" fo:margin-bottom="0cm" style:contextual-spacing="false" style:punctuation-wrap="simple"/>
      <style:text-properties style:font-name="標楷體" fo:font-size="7pt" style:font-name-asian="標楷體" style:font-size-asian="7pt" style:font-size-complex="7pt"/>
    </style:style>
    <style:style style:name="P39" style:family="paragraph" style:parent-style-name="Table_20_Paragraph">
      <style:paragraph-properties fo:margin-top="0.011cm" fo:margin-bottom="0cm" style:contextual-spacing="false" style:punctuation-wrap="simple"/>
      <style:text-properties style:font-name="標楷體" fo:font-size="13pt" style:font-name-asian="標楷體" style:font-size-asian="13pt" style:font-size-complex="13pt"/>
    </style:style>
    <style:style style:name="P40" style:family="paragraph" style:parent-style-name="Table_20_Paragraph">
      <style:paragraph-properties fo:margin-top="0.018cm" fo:margin-bottom="0cm" style:contextual-spacing="false" style:punctuation-wrap="simple"/>
      <style:text-properties style:font-name="標楷體" fo:font-size="15.5pt" style:font-name-asian="標楷體" style:font-size-asian="15.5pt" style:font-size-complex="15.5pt"/>
    </style:style>
    <style:style style:name="P41" style:family="paragraph" style:parent-style-name="Table_20_Paragraph">
      <style:paragraph-properties fo:margin-top="0.019cm" fo:margin-bottom="0cm" style:contextual-spacing="false" style:punctuation-wrap="simple"/>
      <style:text-properties style:font-name="標楷體" fo:font-size="7.5pt" style:font-name-asian="標楷體" style:font-size-asian="7.5pt" style:font-size-complex="7.5pt"/>
    </style:style>
    <style:style style:name="P42" style:family="paragraph" style:parent-style-name="Table_20_Paragraph">
      <style:paragraph-properties style:punctuation-wrap="simple"/>
      <style:text-properties style:font-name="標楷體" fo:font-size="8.5pt" style:font-name-asian="標楷體" style:font-size-asian="8.5pt" style:font-size-complex="8.5pt"/>
    </style:style>
    <style:style style:name="P43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>
          <style:tab-stop style:position="1.108cm"/>
          <style:tab-stop style:position="2.21cm"/>
          <style:tab-stop style:position="3.618cm"/>
          <style:tab-stop style:position="6.435cm"/>
        </style:tab-stops>
      </style:paragraph-properties>
    </style:style>
    <style:style style:name="P44" style:family="paragraph" style:parent-style-name="Table_20_Paragraph" style:list-style-name="L1">
      <style:paragraph-properties fo:margin-top="0.018cm" fo:margin-bottom="0cm" style:contextual-spacing="false" fo:line-height="0.54cm" style:punctuation-wrap="simple">
        <style:tab-stops>
          <style:tab-stop style:position="0.002cm"/>
          <style:tab-stop style:position="5.239cm"/>
          <style:tab-stop style:position="7.758cm"/>
          <style:tab-stop style:position="10.993cm"/>
        </style:tab-stops>
      </style:paragraph-properties>
    </style:style>
    <style:style style:name="P45" style:family="paragraph" style:parent-style-name="Table_20_Paragraph" style:list-style-name="L1">
      <style:paragraph-properties fo:line-height="0.519cm" style:punctuation-wrap="simple">
        <style:tab-stops>
          <style:tab-stop style:position="0.002cm"/>
        </style:tab-stops>
      </style:paragraph-properties>
      <style:text-properties style:font-name="標楷體" fo:font-size="11pt" fo:letter-spacing="-0.005cm" style:font-name-asian="標楷體" style:font-size-asian="11pt" style:font-size-complex="11pt"/>
    </style:style>
    <style:style style:name="P46" style:family="paragraph" style:parent-style-name="本文" style:master-page-name="MP0">
      <style:paragraph-properties fo:margin-left="3.722cm" fo:margin-right="0cm" fo:margin-top="0.03cm" fo:margin-bottom="0cm" style:contextual-spacing="false" fo:text-indent="0cm" style:auto-text-indent="false" style:page-number="auto" fo:break-before="page" style:punctuation-wrap="simpl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1pt" style:letter-kerning="false" style:font-size-asian="11pt" style:font-name-complex="標楷體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標楷體" fo:font-size="11pt" style:letter-kerning="false" style:font-name-asian="標楷體" style:font-size-asian="11pt" style:font-name-complex="標楷體" style:font-size-complex="11pt"/>
    </style:style>
    <style:style style:name="T5" style:family="text">
      <style:text-properties style:font-name="標楷體" fo:font-size="11pt" fo:language="en" fo:country="US" style:letter-kerning="false" style:font-name-asian="標楷體" style:font-size-asian="11pt" style:font-name-complex="標楷體" style:font-size-complex="11pt"/>
    </style:style>
    <style:style style:name="T6" style:family="text">
      <style:text-properties style:font-name="標楷體" fo:font-size="11pt" style:font-name-asian="標楷體" style:font-size-asian="11pt" style:font-size-complex="11pt"/>
    </style:style>
    <style:style style:name="T7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8" style:family="text">
      <style:text-properties style:font-name="標楷體" fo:font-size="11pt" fo:letter-spacing="-0.03cm" style:font-name-asian="標楷體" style:font-size-asian="11pt" style:font-size-complex="11pt"/>
    </style:style>
    <style:style style:name="T9" style:family="text">
      <style:text-properties style:font-name="標楷體" fo:font-size="11pt" fo:letter-spacing="0.06cm" style:font-name-asian="標楷體" style:font-size-asian="11pt" style:font-size-complex="11pt"/>
    </style:style>
    <style:style style:name="T10" style:family="text">
      <style:text-properties style:font-name="標楷體" fo:font-size="11pt" fo:letter-spacing="-0.123cm" style:font-name-asian="標楷體" style:font-size-asian="11pt" style:font-size-complex="11pt"/>
    </style:style>
    <style:style style:name="T11" style:family="text">
      <style:text-properties style:font-name="標楷體" fo:font-size="11pt" fo:letter-spacing="-0.032cm" style:font-name-asian="標楷體" style:font-size-asian="11pt" style:font-size-complex="11pt"/>
    </style:style>
    <style:style style:name="T12" style:family="text">
      <style:text-properties style:font-name="標楷體" fo:font-size="11pt" fo:letter-spacing="-0.044cm" style:font-name-asian="標楷體" style:font-size-asian="11pt" style:font-size-complex="11pt"/>
    </style:style>
    <style:style style:name="T13" style:family="text">
      <style:text-properties style:font-name="標楷體" fo:font-size="11pt" fo:letter-spacing="-0.005cm" style:font-name-asian="標楷體" style:font-size-asian="11pt" style:font-size-complex="11pt"/>
    </style:style>
    <style:style style:name="T14" style:family="text">
      <style:text-properties style:font-name="標楷體" fo:font-size="11pt" fo:letter-spacing="-0.048cm" style:font-name-asian="標楷體" style:font-size-asian="11pt" style:font-size-complex="11pt"/>
    </style:style>
    <style:style style:name="T15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16" style:family="text">
      <style:text-properties style:font-name="標楷體" fo:font-size="11pt" fo:letter-spacing="-0.042cm" style:font-name-asian="標楷體" style:font-size-asian="11pt" style:font-size-complex="11pt"/>
    </style:style>
    <style:style style:name="T17" style:family="text">
      <style:text-properties style:font-name="標楷體" style:letter-kerning="false" style:font-name-asian="標楷體" style:font-name-complex="標楷體"/>
    </style:style>
    <style:style style:name="T18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19" style:family="text">
      <style:text-properties fo:font-variant="normal" fo:text-transform="none" fo:color="#242424" loext:opacity="100%" fo:font-size="10.5pt" fo:letter-spacing="normal" fo:font-style="normal" fo:font-weight="normal" style:letter-kerning="false" style:font-name-complex="標楷體"/>
    </style:style>
    <style:style style:name="T20" style:family="text">
      <style:text-properties style:letter-kerning="false" style:font-name-complex="標楷體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95cm" fo:margin-left="0.305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5cm" fo:margin-left="1.88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5cm" fo:margin-left="3.45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5.0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5cm" fo:margin-left="6.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5cm" fo:margin-left="8.17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5cm" fo:margin-left="9.742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5cm" fo:margin-left="11.31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5cm" fo:margin-left="12.8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附件十四、出流管制計畫完工申報書</text:p>
      <text:p text:style-name="P4"/>
      <text:p text:style-name="P5">申報日期：<text:span text:style-name="T17">民國111年9月1日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rows-spanned="5" office:value-type="string">
            <text:p text:style-name="P21"/>
            <text:p text:style-name="P21"/>
            <text:p text:style-name="P38"/>
            <text:p text:style-name="P31">出流管制計畫</text:p>
          </table:table-cell>
          <table:table-cell table:style-name="表格1.B1" office:value-type="string">
            <text:p text:style-name="P7"><text:span text:style-name="預設段落字型"><text:span text:style-name="T6">計<text:tab/>畫<text:tab/>名<text:tab/></text:span></text:span><text:span text:style-name="預設段落字型"><text:span text:style-name="T8">稱</text:span></text:span></text:p>
          </table:table-cell>
          <table:table-cell table:style-name="表格1.C1" office:value-type="string">
            <text:p text:style-name="P29">測試施工階段功能案件</text:p>
          </table:table-cell>
          <table:table-cell table:style-name="表格1.D1" office:value-type="string">
            <text:p text:style-name="P30">案號</text:p>
          </table:table-cell>
          <table:table-cell table:style-name="表格1.E1" table:number-columns-spanned="2" office:value-type="string">
            <text:p text:style-name="P29">LR-OPL-008-111-0073</text:p>
          </table:table-cell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33">核 定 日 期 及 字 號</text:p>
          </table:table-cell>
          <table:table-cell table:style-name="表格1.C2" table:number-columns-spanned="4" office:value-type="string">
            <text:p text:style-name="P43"><text:span text:style-name="預設段落字型"><text:span text:style-name="T4">駿穠測試紀錄0725</text:span></text:span><text:span text:style-name="預設段落字型"><text:span text:style-name="T4"> 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8"><text:span text:style-name="預設段落字型"><text:span text:style-name="T9">實施地點及土地標示</text:span></text:span><text:span text:style-name="預設段落字型"><text:span text:style-name="T10"> </text:span></text:span></text:p>
          </table:table-cell>
          <table:table-cell table:style-name="表格1.C3" table:number-columns-spanned="4" office:value-type="string">
            <text:p text:style-name="P14"><text:span text:style-name="預設段落字型"><text:span text:style-name="T7">測試施工階段功能案件</text:span></text:span>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office:value-type="string">
            <text:p text:style-name="P9"><text:span text:style-name="預設段落字型"><text:span text:style-name="T6">開<text:tab/>工<text:tab/>日<text:tab/></text:span></text:span><text:span text:style-name="預設段落字型"><text:span text:style-name="T8">期</text:span></text:span></text:p>
          </table:table-cell>
          <table:table-cell table:style-name="表格1.C4" table:number-columns-spanned="4" office:value-type="string">
            <text:p text:style-name="P23"><text:s/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5" office:value-type="string">
            <text:p text:style-name="P35">申 報 完 工 日 期</text:p>
          </table:table-cell>
          <table:table-cell table:style-name="表格1.C5" table:number-columns-spanned="4" office:value-type="string">
            <text:p text:style-name="P19"><text:span text:style-name="T2">民國111年9月5日</text:span><text:span text:style-name="T20"> </text:span>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39"/>
            <text:p text:style-name="P24">義務人</text:p>
          </table:table-cell>
          <table:table-cell table:style-name="表格1.B6" office:value-type="string">
            <text:p text:style-name="P10"><text:span text:style-name="預設段落字型"><text:span text:style-name="T6">姓<text:tab/>名<text:tab/>或<text:tab/>名<text:tab/></text:span></text:span><text:span text:style-name="預設段落字型"><text:span text:style-name="T11">稱</text:span></text:span></text:p>
          </table:table-cell>
          <table:table-cell table:style-name="表格1.C3" table:number-columns-spanned="4" office:value-type="string">
            <text:p text:style-name="P29">陶林數值測量工程有限公司</text:p>
          </table:table-cell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6"><text:span text:style-name="預設段落字型"><text:span text:style-name="T6">身<text:tab/>分<text:tab/>證<text:tab/></text:span></text:span><text:span text:style-name="預設段落字型"><text:span text:style-name="T8">或</text:span></text:span></text:p>
            <text:p text:style-name="P36">營 利事業統 一編 號</text:p>
          </table:table-cell>
          <table:table-cell table:style-name="表格1.C3" table:number-columns-spanned="4" office:value-type="string">
            <text:p text:style-name="P29">EAAAAIcZqnQRtfdzWwuwqXO4Dc8gAAAAr9ow+Rnpp+s1i7q5dN77/MTYtMhYYiuJA/OzTbAtZGQlzH3XdJ5ZWxNv6gsJLwQu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8"/>
          <table:table-cell table:style-name="表格1.B8" office:value-type="string">
            <text:p text:style-name="P34">住 居 所 或 營 業 所</text:p>
          </table:table-cell>
          <table:table-cell table:style-name="表格1.C3" table:number-columns-spanned="4" office:value-type="string">
            <text:p text:style-name="P25">臺中市北屯區崇德路二段130號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14" table:number-rows-spanned="6" office:value-type="string">
            <text:p text:style-name="P21"/>
            <text:p text:style-name="P21"/>
            <text:p text:style-name="P40"/>
            <text:p text:style-name="P32">承辦監造技師</text:p>
          </table:table-cell>
          <table:table-cell table:style-name="表格1.B9" office:value-type="string">
            <text:p text:style-name="P11"><text:span text:style-name="預設段落字型"><text:span text:style-name="T6">姓<text:tab/></text:span></text:span><text:span text:style-name="預設段落字型"><text:span text:style-name="T8">名</text:span></text:span></text:p>
          </table:table-cell>
          <table:table-cell table:style-name="表格1.C3" table:number-columns-spanned="4" office:value-type="string">
            <text:p text:style-name="P29">李暐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0" office:value-type="string">
            <text:p text:style-name="P35">執 業 機 構 名 稱</text:p>
          </table:table-cell>
          <table:table-cell table:style-name="表格1.C3" table:number-columns-spanned="4" office:value-type="string">
            <text:p text:style-name="P29">陶林數值測量工程有限公司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1" office:value-type="string">
            <text:p text:style-name="P35">執 業 機 構 地 址</text:p>
          </table:table-cell>
          <table:table-cell table:style-name="表格1.C3" table:number-columns-spanned="4" office:value-type="string">
            <text:p text:style-name="P15"><text:span text:style-name="預設段落字型"><text:span text:style-name="T12">臺中市北屯區崇德路2段130號17樓</text:span></text:span></text:p>
          </table:table-cell>
          <table:covered-table-cell/>
          <table:covered-table-cell/>
          <table:covered-table-cell/>
        </table:table-row>
        <table:table-row table:style-name="表格1.2">
          <table:covered-table-cell table:style-name="表格1.A14"/>
          <table:table-cell table:style-name="表格1.B12" office:value-type="string">
            <text:p text:style-name="P35">執 業 執 照 字 號</text:p>
          </table:table-cell>
          <table:table-cell table:style-name="表格1.C3" table:number-columns-spanned="4" office:value-type="string">
            <text:p text:style-name="P29">工程技顧登字第0002001號</text:p>
          </table:table-cell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office:value-type="string">
            <text:p text:style-name="P37">營利事業統一編號</text:p>
          </table:table-cell>
          <table:table-cell table:style-name="表格1.C3" table:number-columns-spanned="4" office:value-type="string">
            <text:p text:style-name="P29">84693104</text:p>
          </table:table-cell>
          <table:covered-table-cell/>
          <table:covered-table-cell/>
          <table:covered-table-cell/>
        </table:table-row>
        <table:table-row table:style-name="表格1.9">
          <table:covered-table-cell table:style-name="表格1.A14"/>
          <table:table-cell table:style-name="表格1.B14" office:value-type="string">
            <text:p text:style-name="P11"><text:span text:style-name="預設段落字型"><text:span text:style-name="T6">電<text:tab/></text:span></text:span><text:span text:style-name="預設段落字型"><text:span text:style-name="T8">話</text:span></text:span></text:p>
          </table:table-cell>
          <table:table-cell table:style-name="表格1.C3" table:number-columns-spanned="4" office:value-type="string">
            <text:p text:style-name="P29">04-22303659</text:p>
          </table:table-cell>
          <table:covered-table-cell/>
          <table:covered-table-cell/>
          <table:covered-table-cell/>
        </table:table-row>
        <table:table-row table:style-name="表格1.15">
          <table:table-cell table:style-name="表格1.A15" office:value-type="string">
            <text:p text:style-name="P26">檢附文件</text:p>
          </table:table-cell>
          <table:table-cell table:style-name="表格1.B15" table:number-columns-spanned="5" office:value-type="string">
            <text:list xml:id="list677215132" text:style-name="L1">
              <text:list-item>
                <text:p text:style-name="P44"><text:span text:style-name="預設段落字型"><text:span text:style-name="T6">出流</text:span></text:span><text:span text:style-name="預設段落字型"><text:span text:style-name="T13">管</text:span></text:span><text:span text:style-name="預設段落字型"><text:span text:style-name="T6">制設</text:span></text:span><text:span text:style-name="預設段落字型"><text:span text:style-name="T13">施</text:span></text:span><text:span text:style-name="預設段落字型"><text:span text:style-name="T6">之竣</text:span></text:span><text:span text:style-name="預設段落字型"><text:span text:style-name="T13">工書</text:span></text:span><text:span text:style-name="預設段落字型"><text:span text:style-name="T6">圖<text:tab/></text:span></text:span><text:span text:style-name="預設段落字型"><text:span text:style-name="T13">份</text:span></text:span><text:span text:style-name="預設段落字型"><text:span text:style-name="T6">、照片<text:tab/></text:span></text:span><text:span text:style-name="預設段落字型"><text:span text:style-name="T13">張</text:span></text:span><text:span text:style-name="預設段落字型"><text:span text:style-name="T6">及</text:span></text:span><text:span text:style-name="預設段落字型"><text:span text:style-name="T7">(</text:span></text:span><text:span text:style-name="預設段落字型"><text:span text:style-name="T6">其他<text:tab/></text:span></text:span><text:span text:style-name="預設段落字型"><text:span text:style-name="T7">)</text:span></text:span><text:span text:style-name="預設段落字型"><text:span text:style-name="T6">。</text:span></text:span></text:p>
              </text:list-item>
              <text:list-item>
                <text:p text:style-name="P45">承辦監造技師簽證之出流管制計畫竣工檢核表。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16" table:number-columns-spanned="5" office:value-type="string">
            <text:p text:style-name="P17"><text:span text:style-name="預設段落字型"><text:span text:style-name="T12">上</text:span></text:span><text:span text:style-name="預設段落字型"><text:span text:style-name="T14">開</text:span></text:span><text:span text:style-name="預設段落字型"><text:span text:style-name="T12">出流</text:span></text:span><text:span text:style-name="預設段落字型"><text:span text:style-name="T14">管</text:span></text:span><text:span text:style-name="預設段落字型"><text:span text:style-name="T12">制計</text:span></text:span><text:span text:style-name="預設段落字型"><text:span text:style-name="T14">畫</text:span></text:span><text:span text:style-name="預設段落字型"><text:span text:style-name="T12">已</text:span></text:span><text:span text:style-name="預設段落字型"><text:span text:style-name="T6">於<text:tab/>年<text:tab/>月<text:tab/></text:span></text:span><text:span text:style-name="預設段落字型"><text:span text:style-name="T12">日完</text:span></text:span><text:span text:style-name="預設段落字型"><text:span text:style-name="T14">工</text:span></text:span><text:span text:style-name="預設段落字型"><text:span text:style-name="T12">，此致</text:span></text:span></text:p>
            <text:p text:style-name="P3"><text:span text:style-name="預設段落字型"><text:span text:style-name="T7">(</text:span></text:span><text:span text:style-name="預設段落字型"><text:span text:style-name="T6">機關全銜</text:span></text:span><text:span text:style-name="預設段落字型"><text:span text:style-name="T7">)</text:span></text:span></text:p>
            <text:p text:style-name="P20"/>
            <text:p text:style-name="P20"/>
            <text:p text:style-name="P41"/>
            <text:p text:style-name="P12"><text:span text:style-name="預設段落字型"><text:span text:style-name="T12">義務</text:span></text:span><text:span text:style-name="預設段落字型"><text:span text:style-name="T14">人</text:span></text:span><text:span text:style-name="預設段落字型"><text:span text:style-name="T6">：<text:tab/></text:span></text:span><text:span text:style-name="預設段落字型"><text:span text:style-name="T15">(</text:span></text:span><text:span text:style-name="預設段落字型"><text:span text:style-name="T14">簽</text:span></text:span><text:span text:style-name="預設段落字型"><text:span text:style-name="T16">章</text:span></text:span><text:span text:style-name="預設段落字型"><text:span text:style-name="T7">)</text:span></text:span></text:p>
            <text:p text:style-name="P20"/>
            <text:p text:style-name="P22"/>
            <text:p text:style-name="P13"><text:span text:style-name="預設段落字型"><text:span text:style-name="T12">承辦</text:span></text:span><text:span text:style-name="預設段落字型"><text:span text:style-name="T14">監</text:span></text:span><text:span text:style-name="預設段落字型"><text:span text:style-name="T12">造</text:span></text:span><text:span text:style-name="預設段落字型"><text:span text:style-name="T14">技</text:span></text:span><text:span text:style-name="預設段落字型"><text:span text:style-name="T12">師</text:span></text:span><text:span text:style-name="預設段落字型"><text:span text:style-name="T6">：<text:tab/></text:span></text:span><text:span text:style-name="預設段落字型"><text:span text:style-name="T15">(</text:span></text:span><text:span text:style-name="預設段落字型"><text:span text:style-name="T14">簽</text:span></text:span><text:span text:style-name="預設段落字型"><text:span text:style-name="T16">章</text:span></text:span><text:span text:style-name="預設段落字型"><text:span text:style-name="T7">)</text:span></text:span></text:p>
            <text:p text:style-name="P20"/>
            <text:p text:style-name="P20"/>
            <text:p text:style-name="P42"/>
            <text:p text:style-name="P27">中<text:tab/>華<text:tab/>民<text:tab/>國<text:tab/>年<text:tab/>月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40"/>
            <text:p text:style-name="P28">日</text:p>
          </table:table-cell>
        </table:table-row>
      </table:table>
      <text:p text:style-name="P6"/>
      <text:p text:style-name="P6"/>
      <text:p text:style-name="P18"><text:span text:style-name="預設段落字型"><text:span text:style-name="T3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system-ui, 'Apple Color Emoji', 'Segoe UI Emoji', 'Segoe UI Web', sans-serif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16T15:58:54.780000000</dc:date>
    <meta:editing-cycles>10</meta:editing-cycles>
    <meta:editing-duration>PT29M50S</meta:editing-duration>
    <meta:document-statistic meta:table-count="1" meta:image-count="0" meta:object-count="0" meta:page-count="1" meta:paragraph-count="47" meta:word-count="332" meta:character-count="550" meta:non-whitespace-character-count="482"/>
    <meta:user-defined meta:name="Creator">Acrobat PDFMaker 11 Word 版</meta:user-defined>
    <meta:template xlink:type="simple" xlink:actuate="onRequest" xlink:title="" xlink:href="../../../../template/appendix/no14.odt/Normal"/>
  </office:meta>
</office:document-meta>
</file>